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5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7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8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9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10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11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12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13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14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16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7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bf9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000000" officeooo:rsid="000cd011" officeooo:paragraph-rsid="000cd011"/>
    </style:style>
    <style:style style:name="T1" style:family="text">
      <style:text-properties fo:color="#38761d"/>
    </style:style>
    <style:style style:name="T2" style:family="text">
      <style:text-properties fo:color="#bf9000"/>
    </style:style>
    <style:style style:name="T3" style:family="text">
      <style:text-properties fo:color="#99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y management:</text:p>
      <text:list xml:id="list136295008381962109" text:style-name="LS1">
        <text:list-item>
          <text:p text:style-name="P3"><text:span text:style-name="T1">void *bt_alloc_pages(size_t pages);</text:span></text:p>
        </text:list-item>
        <text:list-item>
          <text:p text:style-name="P3"><text:span text:style-name="T1">void bt_free_pages(void *address, size_t pages);</text:span></text:p>
        </text:list-item>
        <text:list-item>
          <text:p text:style-name="P3"><text:span text:style-name="T1">size_t bt_get_argc();</text:span></text:p>
        </text:list-item>
        <text:list-item>
          <text:p text:style-name="P3"><text:span text:style-name="T1">size_t bt_get_arg(size_t index, char *buf, size_t size);</text:span></text:p>
        </text:list-item>
        <text:list-item>
          <text:p text:style-name="P18">void bt_alloc_at(void *address, size_t pages);</text:p>
        </text:list-item>
        <text:list-item>
          <text:p text:style-name="P18">bt_memhandle bt_mmap(void *address, bt_filehandle file, size_t fileoffset, size_t size);</text:p>
        </text:list-item>
        <text:list-item>
          <text:p text:style-name="P18">void bt_unmap(bt_memhandle mem);</text:p>
        </text:list-item>
      </text:list>
      <text:p text:style-name="P1"/>
      <text:p text:style-name="P1">Locking:</text:p>
      <text:list xml:id="list7123319394974152742" text:style-name="LS2">
        <text:list-item>
          <text:p text:style-name="P4"><text:span text:style-name="T1">bt_lockhandle bt_create_lock();</text:span></text:p>
        </text:list-item>
        <text:list-item>
          <text:p text:style-name="P4"><text:span text:style-name="T1">void bt_lock(bt_lockhandle lock);</text:span></text:p>
        </text:list-item>
        <text:list-item>
          <text:p text:style-name="P4"><text:span text:style-name="T1">bool bt_try_lock(bt_lockhandle lock);</text:span></text:p>
        </text:list-item>
        <text:list-item>
          <text:p text:style-name="P4"><text:span text:style-name="T1">void bt_unlock(bt_lockhandle lock);</text:span></text:p>
        </text:list-item>
        <text:list-item>
          <text:p text:style-name="P4"><text:span text:style-name="T1">void bt_destroy_lock(bt_lockhandle lock);</text:span></text:p>
        </text:list-item>
      </text:list>
      <text:p text:style-name="P1"/>
      <text:p text:style-name="P1">Threading:</text:p>
      <text:list xml:id="list3777486398372282154" text:style-name="LS3">
        <text:list-item>
          <text:p text:style-name="P5">bt_threadhandle bt_new_thread(void (*fn)(), void *param);</text:p>
        </text:list-item>
        <text:list-item>
          <text:p text:style-name="P5">void bt_wait_thread(bt_threadhandle thread);</text:p>
        </text:list-item>
        <text:list-item>
          <text:p text:style-name="P5">int bt_thread_status(bt_threadhandle thread);</text:p>
        </text:list-item>
        <text:list-item>
          <text:p text:style-name="P5">void bt_block_thread(bt_threadhandle thread);</text:p>
        </text:list-item>
        <text:list-item>
          <text:p text:style-name="P5">void bt_unblock_thread(bt_threadhandle thread);</text:p>
        </text:list-item>
        <text:list-item>
          <text:p text:style-name="P5">bt_threadhandle bt_get_thread();</text:p>
        </text:list-item>
        <text:list-item>
          <text:p text:style-name="P5">void bt_end_thread(bt_threadhandle thread);</text:p>
        </text:list-item>
        <text:list-item>
          <text:p text:style-name="P5">void bt_yield();</text:p>
        </text:list-item>
        <text:list-item>
          <text:p text:style-name="P5">int bt_thread_prioritize(bt_threadhandle thread, int priority);</text:p>
        </text:list-item>
      </text:list>
      <text:p text:style-name="P1"/>
      <text:p text:style-name="P1">FS Management:</text:p>
      <text:list xml:id="list1798306950570980518" text:style-name="LS4">
        <text:list-item>
          <text:p text:style-name="P6"><text:span text:style-name="T1">bool bt_mount(char *mountpoint, char *device, char *filesystem);</text:span></text:p>
        </text:list-item>
        <text:list-item>
          <text:p text:style-name="P6"><text:span text:style-name="T1">bool bt_unmount(char *mountpoint);</text:span></text:p>
        </text:list-item>
      </text:list>
      <text:p text:style-name="P1"/>
      <text:p text:style-name="P1">File operations:</text:p>
      <text:list xml:id="list3107318650413939443" text:style-name="LS5">
        <text:list-item>
          <text:p text:style-name="P7"><text:span text:style-name="T1">bt_filehandle bt_fopen(char *path, uint32_t flags);</text:span></text:p>
        </text:list-item>
        <text:list-item>
          <text:p text:style-name="P7"><text:span text:style-name="T1">bool bt_fclose(bt_filehandle file);</text:span></text:p>
        </text:list-item>
        <text:list-item>
          <text:p text:style-name="P7"><text:span text:style-name="T1">size_t bt_fwrite(bt_filehandle file, size_t bytes, char *buffer);</text:span></text:p>
        </text:list-item>
        <text:list-item>
          <text:p text:style-name="P7"><text:span text:style-name="T1">size_t bt_fread(bt_filehandle file, size_t bytes, char *buffer);</text:span></text:p>
        </text:list-item>
        <text:list-item>
          <text:p text:style-name="P7"><text:span text:style-name="T1">size_t bt_fioctl(bt_filehandle file, int function, size_t bytes, char *buffer);</text:span></text:p>
        </text:list-item>
        <text:list-item>
          <text:p text:style-name="P7"><text:span text:style-name="T2">size_t bt_fseek(bt_filehandle file, size_t bytes, uint32_t flags);</text:span></text:p>
        </text:list-item>
        <text:list-item>
          <text:p text:style-name="P7"><text:span text:style-name="T1">bt_dirhandle bt_dopen(char *path, uint32_t flags);</text:span></text:p>
        </text:list-item>
        <text:list-item>
          <text:p text:style-name="P7"><text:span text:style-name="T1">bool bt_dclose(bt_dirhandle dir);</text:span></text:p>
        </text:list-item>
        <text:list-item>
          <text:p text:style-name="P7"><text:span text:style-name="T1">bool bt_dwrite(bt_dirhandle dir, bt_directory_entry entry);</text:span></text:p>
        </text:list-item>
        <text:list-item>
          <text:p text:style-name="P7"><text:span text:style-name="T1">bt_directory_entry bt_dread(bt_dirhandle dir);</text:span></text:p>
        </text:list-item>
        <text:list-item>
          <text:p text:style-name="P7"><text:span text:style-name="T2">size_t bt_dseek(bt_dirhandle dir, size_t bytes, uint32_t flags);</text:span></text:p>
        </text:list-item>
        <text:list-item>
          <text:p text:style-name="P7"><text:span text:style-name="T1">bt_directory_entry bt_stat(char *path);</text:span></text:p>
        </text:list-item>
      </text:list>
      <text:p text:style-name="P1"/>
      <text:p text:style-name="P1">Module operations:</text:p>
      <text:list xml:id="list1965060752484036824" text:style-name="LS6">
        <text:list-item>
          <text:p text:style-name="P8"><text:soft-page-break/><text:span text:style-name="T1">bool bt_load_module(char *path, char *params);</text:span></text:p>
        </text:list-item>
      </text:list>
      <text:p text:style-name="P1"/>
      <text:p text:style-name="P1">Environment operations:</text:p>
      <text:list xml:id="list5199117859205734408" text:style-name="LS7">
        <text:list-item>
          <text:p text:style-name="P9"><text:span text:style-name="T1">bool bt_getenv(char *name, char *buffer, size_t size);</text:span></text:p>
        </text:list-item>
        <text:list-item>
          <text:p text:style-name="P9"><text:span text:style-name="T1">bool bt_setenv(char *name, char *value, uint32_t flags);</text:span></text:p>
        </text:list-item>
      </text:list>
      <text:p text:style-name="P1"/>
      <text:p text:style-name="P1">Process management:</text:p>
      <text:list xml:id="list1661340876539054003" text:style-name="LS8">
        <text:list-item>
          <text:p text:style-name="P10"><text:span text:style-name="T1">bt_pid bt_spawn(char *path, size_t argc, char **argv);</text:span></text:p>
        </text:list-item>
        <text:list-item>
          <text:p text:style-name="P10"><text:span text:style-name="T1">void bt_wait(bt_pid pid);</text:span></text:p>
        </text:list-item>
        <text:list-item>
          <text:p text:style-name="P17">bool bt_kill(bt_pid pid);</text:p>
        </text:list-item>
        <text:list-item>
          <text:p text:style-name="P10"><text:span text:style-name="T3">bt_priority bt_prioritize(bt_pid pid, bt_priority priority);</text:span></text:p>
        </text:list-item>
        <text:list-item>
          <text:p text:style-name="P10"><text:span text:style-name="T1">void bt_exit(int retval);</text:span></text:p>
        </text:list-item>
        <text:list-item>
          <text:p text:style-name="P10"><text:span text:style-name="T1">bt_pid bt_getpid();</text:span></text:p>
        </text:list-item>
      </text:list>
      <text:p text:style-name="P1"/>
      <text:p text:style-name="P1">IPC:</text:p>
      <text:list xml:id="list4103745017667133567" text:style-name="LS9">
        <text:list-item>
          <text:p text:style-name="P11">bool bt_send(bt_pid, size_t size, void *buffer);</text:p>
        </text:list-item>
        <text:list-item>
          <text:p text:style-name="P11">bt_message bt_recv(uint32_t flags);</text:p>
        </text:list-item>
      </text:list>
      <text:p text:style-name="P1"/>
      <text:p text:style-name="P1">Extended calls:</text:p>
      <text:list xml:id="list6931224415700062298" text:style-name="LS10">
        <text:list-item>
          <text:p text:style-name="P12">uint16_t bt_query_ext(char *ext);</text:p>
        </text:list-item>
        <text:list-item>
          <text:p text:style-name="P12">uint32_t bt_call_ext(uint32_t id, void *buffer, size_t size);</text:p>
        </text:list-item>
      </text:list>
      <text:p text:style-name="P1"/>
      <text:p text:style-name="P1">Information API, via “INFO:” filesystem.</text:p>
      <text:p text:style-name="P1"/>
      <text:p text:style-name="P1">Calling convention: </text:p>
      <text:list xml:id="list8347359716111912346" text:style-name="LS11">
        <text:list-item>
          <text:p text:style-name="P13">int 0x80. </text:p>
        </text:list-item>
        <text:list-item>
          <text:p text:style-name="P13">Function ID in eax. </text:p>
        </text:list-item>
        <text:list-item>
          <text:p text:style-name="P13">Up to 3 register-sized parameters in ebx, ecx, edx. Larger values passed by pointer.</text:p>
        </text:list-item>
        <text:list-item>
          <text:p text:style-name="P13">Where more parameters needed, use a pointer to a struct.</text:p>
        </text:list-item>
      </text:list>
      <text:p text:style-name="P1"/>
      <text:p text:style-name="P1">Key:</text:p>
      <text:list xml:id="list5625258146868672590" text:style-name="LS12">
        <text:list-item>
          <text:p text:style-name="P16">Implemented</text:p>
        </text:list-item>
        <text:list-item>
          <text:p text:style-name="P14"><text:span text:style-name="T2">Partially implemented</text:span></text:p>
        </text:list-item>
        <text:list-item>
          <text:p text:style-name="P14"><text:span text:style-name="T3">Call implemented, but not functional</text:span></text:p>
        </text:list-item>
        <text:list-item>
          <text:p text:style-name="P14">Not implemented</text:p>
        </text:list-item>
      </text:list>
      <text:p text:style-name="P1"/>
      <text:p text:style-name="P1">Keyboard input format:</text:p>
      <text:list xml:id="list6099982707432177537" text:style-name="LS13">
        <text:list-item>
          <text:p text:style-name="P15">16-bit value.</text:p>
        </text:list-item>
        <text:list-item>
          <text:p text:style-name="P15">High 9 bits: flags</text:p>
        </text:list-item>
        <text:list-item>
          <text:p text:style-name="P15">Low 7 bits: ASCII code or keycode (depending of flags)</text:p>
        </text:list-item>
        <text:list-item>
          <text:p text:style-name="P15">Flags:</text:p>
          <text:list>
            <text:list-item>
              <text:p text:style-name="P15">Key up/down</text:p>
            </text:list-item>
            <text:list-item>
              <text:p text:style-name="P15">State of “shift”</text:p>
            </text:list-item>
            <text:list-item>
              <text:p text:style-name="P15">State of “ctrl”</text:p>
            </text:list-item>
            <text:list-item>
              <text:p text:style-name="P15">State of “alt”</text:p>
            </text:list-item>
            <text:list-item>
              <text:p text:style-name="P15">State of “meta”</text:p>
            </text:list-item>
            <text:list-item>
              <text:p text:style-name="P15"><text:soft-page-break/>State of “caps lock”</text:p>
            </text:list-item>
            <text:list-item>
              <text:p text:style-name="P15">State of “num lock”</text:p>
            </text:list-item>
            <text:list-item>
              <text:p text:style-name="P15">State of “scroll lock”</text:p>
            </text:list-item>
            <text:list-item>
              <text:p text:style-name="P15">ASCI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tuartb </dc:creator>
    <meta:editing-cycles>3</meta:editing-cycles>
    <dc:date>2014-09-02T16:58:05.910675981</dc:date>
    <meta:editing-duration>PT3M4S</meta:editing-duration>
    <meta:document-statistic meta:table-count="0" meta:image-count="0" meta:object-count="0" meta:page-count="3" meta:paragraph-count="83" meta:word-count="393" meta:character-count="2966" meta:non-whitespace-character-count="2722"/>
  </office:meta>
</office:document-meta>
</file>